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999999" fo:background-color="#00496d" style:text-align-source="fix" style:repeat-content="false" fo:border-left="none" fo:border-right="0.51pt solid #999999" fo:border-top="0.51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0.51pt solid #999999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999999" style:text-align-source="fix" style:repeat-content="false" fo:border-left="none" fo:border-right="0.51pt solid #999999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999999" fo:background-color="#00496d" style:text-align-source="fix" style:repeat-content="false" fo:border-left="0.51pt solid #999999" fo:border-right="0.51pt solid #999999" fo:border-top="0.06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51pt solid #999999" fo:border-right="0.51pt solid #999999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999999" style:text-align-source="fix" style:repeat-content="false" fo:border-left="0.51pt solid #999999" fo:border-right="0.51pt solid #999999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51pt solid #999999" fo:border-right="0.51pt solid #999999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999999" style:text-align-source="fix" style:repeat-content="false" fo:border-left="0.51pt solid #999999" fo:border-right="0.51pt solid #999999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999999" fo:background-color="#00496d" style:text-align-source="fix" style:repeat-content="false" fo:border-left="0.51pt solid #999999" fo:border-right="none" fo:border-top="0.06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51pt solid #999999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999999" style:text-align-source="fix" style:repeat-content="false" fo:border-left="0.51pt solid #999999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10"/>
        <table:table-row table:style-name="ro1">
          <table:table-cell table:style-name="ce1" office:value-type="string" calcext:value-type="string">
            <text:p>Ano</text:p>
          </table:table-cell>
          <table:table-cell table:style-name="ce4" office:value-type="string" calcext:value-type="string">
            <text:p>Quilometragem</text:p>
          </table:table-cell>
          <table:table-cell table:style-name="ce4" office:value-type="string" calcext:value-type="string">
            <text:p>Mortes no trânsito </text:p>
          </table:table-cell>
          <table:table-cell table:style-name="ce9" office:value-type="string" calcext:value-type="string">
            <text:p>Mortes/bilhão de km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30589262569" calcext:value-type="float">
            <text:p>830589262569</text:p>
          </table:table-cell>
          <table:table-cell office:value-type="float" office:value="42695" calcext:value-type="float">
            <text:p>42695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99142028656" calcext:value-type="float">
            <text:p>899142028656</text:p>
          </table:table-cell>
          <table:table-cell office:value-type="float" office:value="44316" calcext:value-type="float">
            <text:p>44316</text:p>
          </table:table-cell>
          <table:table-cell office:value-type="float" office:value="49.29" calcext:value-type="float">
            <text:p>49,2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42782144926" calcext:value-type="float">
            <text:p>1042782144926</text:p>
          </table:table-cell>
          <table:table-cell office:value-type="float" office:value="42266" calcext:value-type="float">
            <text:p>42266</text:p>
          </table:table-cell>
          <table:table-cell office:value-type="float" office:value="40.53" calcext:value-type="float">
            <text:p>40,5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76625966912" calcext:value-type="float">
            <text:p>976625966912</text:p>
          </table:table-cell>
          <table:table-cell office:value-type="float" office:value="43780" calcext:value-type="float">
            <text:p>43780</text:p>
          </table:table-cell>
          <table:table-cell office:value-type="float" office:value="44.83" calcext:value-type="float">
            <text:p>44,8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93557439840" calcext:value-type="float">
            <text:p>993557439840</text:p>
          </table:table-cell>
          <table:table-cell office:value-type="float" office:value="38651" calcext:value-type="float">
            <text:p>38651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61800876885" calcext:value-type="float">
            <text:p>1061800876885</text:p>
          </table:table-cell>
          <table:table-cell office:value-type="float" office:value="37345" calcext:value-type="float">
            <text:p>37345</text:p>
          </table:table-cell>
          <table:table-cell office:value-type="float" office:value="35.17" calcext:value-type="float">
            <text:p>35,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1868568880" calcext:value-type="float">
            <text:p>991868568880</text:p>
          </table:table-cell>
          <table:table-cell office:value-type="float" office:value="35375" calcext:value-type="float">
            <text:p>35375</text:p>
          </table:table-cell>
          <table:table-cell office:value-type="float" office:value="35.67" calcext:value-type="float">
            <text:p>35,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89304335212" calcext:value-type="float">
            <text:p>989304335212</text:p>
          </table:table-cell>
          <table:table-cell office:value-type="float" office:value="32655" calcext:value-type="float">
            <text:p>32655</text:p>
          </table:table-cell>
          <table:table-cell office:value-type="float" office:value="33.01" calcext:value-type="float">
            <text:p>33,0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59272488011" calcext:value-type="float">
            <text:p>1059272488011</text:p>
          </table:table-cell>
          <table:table-cell office:value-type="float" office:value="31945" calcext:value-type="float">
            <text:p>31945</text:p>
          </table:table-cell>
          <table:table-cell office:value-type="float" office:value="30.16" calcext:value-type="float">
            <text:p>30,16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6" office:value-type="float" office:value="987207632193" calcext:value-type="float">
            <text:p>987207632193</text:p>
          </table:table-cell>
          <table:table-cell table:style-name="ce8" office:value-type="float" office:value="32716" calcext:value-type="float">
            <text:p>32716</text:p>
          </table:table-cell>
          <table:table-cell table:style-name="ce11" office:value-type="float" office:value="33.14" calcext:value-type="float">
            <text:p>33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10-24T10:03:44.387657143</meta:creation-date>
    <dc:date>2023-10-24T10:04:22.808814503</dc:date>
    <dc:creator>Pedro Augusto Borges</dc:creator>
    <meta:editing-duration>PT39S</meta:editing-duration>
    <meta:editing-cycles>1</meta:editing-cycles>
    <meta:document-statistic meta:table-count="1" meta:cell-count="44" meta:object-count="0"/>
    <meta:generator>LibreOffice/7.5.7.1$Linux_X86_64 LibreOffice_project/50$Build-1</meta:generator>
  </office:meta>
</office:document-meta>
</file>